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504" officeooo:paragraph-rsid="001f2504"/>
    </style:style>
    <style:style style:name="P2" style:family="paragraph" style:parent-style-name="Standard">
      <style:text-properties officeooo:rsid="001f2504" officeooo:paragraph-rsid="001f2504"/>
    </style:style>
    <style:style style:name="P3" style:family="paragraph" style:parent-style-name="Standard">
      <style:text-properties officeooo:rsid="001f2504" officeooo:paragraph-rsid="00240cb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f2504" officeooo:paragraph-rsid="001f2504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240cbe" officeooo:paragraph-rsid="00240cbe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officeooo:rsid="0023c45f" officeooo:paragraph-rsid="0023c45f"/>
    </style:style>
    <style:style style:name="P9" style:family="paragraph" style:parent-style-name="Standard">
      <style:text-properties officeooo:rsid="00240cbe" officeooo:paragraph-rsid="00240cbe"/>
    </style:style>
    <style:style style:name="P10" style:family="paragraph" style:parent-style-name="Standard">
      <style:text-properties officeooo:rsid="0024724a" officeooo:paragraph-rsid="0024724a"/>
    </style:style>
    <style:style style:name="T1" style:family="text">
      <style:text-properties officeooo:rsid="0020c780"/>
    </style:style>
    <style:style style:name="T2" style:family="text">
      <style:text-properties fo:color="#808080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1, make a footer</text:p>
      <text:p text:style-name="P1">2. changer logo pour responsive <text:span text:style-name="T1">+ corriger menu</text:span></text:p>
      <text:p text:style-name="P1"/>
      <text:p text:style-name="P1">3, améliorer les marges</text:p>
      <text:p text:style-name="P1">4, nettoyer le code</text:p>
      <text:p text:style-name="P1">5. passer dans w3 validator</text:p>
      <text:p text:style-name="P1">6, faire le readme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6:47:05.444285801</meta:creation-date>
    <dc:date>2019-05-23T01:19:16.455902807</dc:date>
    <meta:editing-duration>PT16M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9" meta:character-count="150" meta:non-whitespace-character-count="127"/>
  </office:meta>
</office:document-meta>
</file>